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8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9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9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9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9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49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1">
            <text:p>0615 <text:s/>12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2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3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3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3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3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3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4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5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5">
            <text:p>0615 <text:s/>12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5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5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5">
            <text:p>0615 <text:s/>121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5T12:12:25.56">
            <text:p>0615 <text:s/>121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5T12:12:25.56">
            <text:p>2021/6/15 12:1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5T12:12:25.56">
            <text:p>0615 <text:s/>1212</text:p>
          </table:table-cell>
          <table:table-cell table:style-name="ce7" table:formula="of:=NOW()" office:value-type="date" office:date-value="2021-06-15T12:12:25.56">
            <text:p>0615 <text:s/>121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5T12:12:25.56">
            <text:p>0615 <text:s/>121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3">
            <text:p>0615 <text:s/>121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4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5">
            <text:p>0615 <text:s/>121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6">
            <text:p>0615 <text:s/>121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7">
            <text:p>0615 <text:s/>121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7">
            <text:p>0615 <text:s/>121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7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7">
            <text:p>0615 <text:s/>121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7">
            <text:p>0615 <text:s/>121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8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8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8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8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69">
            <text:p>0615 <text:s/>121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/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/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1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/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1">
            <text:p>0615 <text:s/>121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/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/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/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/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/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05.5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/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05.5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3.59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3.59">
            <text:p>0615 <text:s/>121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5T12:12:23.59">
            <text:p>0615 <text:s/>1212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5T12:12:23.59">
            <text:p>0615 <text:s/>121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5T12:12:25.72">
            <text:p>0615 <text:s/>1212</text:p>
          </table:table-cell>
          <table:table-cell table:style-name="ce7" table:formula="of:=NOW()" office:value-type="date" office:date-value="2021-06-15T12:12:25.72">
            <text:p>0615 <text:s/>121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5T12:12:25.72">
            <text:p>0615 <text:s/>121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2021/06/15</text:date>, <text:time>12:1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5T12:12:25.24</dc:date>
    <dc:creator>iwabuchi ken</dc:creator>
    <meta:editing-duration>P3DT17H4M55S</meta:editing-duration>
    <meta:editing-cycles>530</meta:editing-cycles>
    <meta:generator>OpenOffice/4.1.3$Win32 OpenOffice.org_project/413m1$Build-9783</meta:generator>
    <meta:document-statistic meta:table-count="2" meta:cell-count="846" meta:object-count="0"/>
  </office:meta>
</office:document-meta>
</file>